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lhouette_features_bbc" table:style-name="ta1">
        <table:shapes>
          <draw:frame draw:z-index="0" draw:style-name="gr1" draw:text-style-name="P1" svg:width="423.58mm" svg:height="218.08mm" svg:x="58.04mm" svg:y="1.06mm">
            <draw:object draw:notify-on-update-of-ranges="silhouette_features_bbc.A2:silhouette_features_bbc.A132 silhouette_features_bbc.B1:silhouette_features_bbc.B1 silhouette_features_bbc.B2:silhouette_features_bbc.B1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_cluster</text:p>
          </table:table-cell>
          <table:table-cell office:value-type="string" calcext:value-type="string">
            <text:p>silhouette_sco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86008809303642" calcext:value-type="float">
            <text:p>0,9860088093036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81923727350563" calcext:value-type="float">
            <text:p>0,9819237273505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795576756172" calcext:value-type="float">
            <text:p>0,947955767561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79913414281122" calcext:value-type="float">
            <text:p>0,8799134142811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79289716269714" calcext:value-type="float">
            <text:p>0,879289716269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84075917868602" calcext:value-type="float">
            <text:p>0,8840759178686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730862530767" calcext:value-type="float">
            <text:p>0,857308625307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7289339748748" calcext:value-type="float">
            <text:p>0,8572893397487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9780030118347" calcext:value-type="float">
            <text:p>0,8697800301183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4082902876973" calcext:value-type="float">
            <text:p>0,8540829028769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47164903005607" calcext:value-type="float">
            <text:p>0,8471649030056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0806785257676" calcext:value-type="float">
            <text:p>0,808067852576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37517176879015" calcext:value-type="float">
            <text:p>0,837517176879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4350603450093" calcext:value-type="float">
            <text:p>0,7443506034500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48095380250281" calcext:value-type="float">
            <text:p>0,8480953802502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9705711190083" calcext:value-type="float">
            <text:p>0,797057111900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57089764776976" calcext:value-type="float">
            <text:p>0,8570897647769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752922438918" calcext:value-type="float">
            <text:p>0,857529224389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9054713275375" calcext:value-type="float">
            <text:p>0,7290547132753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53196064462704" calcext:value-type="float">
            <text:p>0,7531960644627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27540461716597" calcext:value-type="float">
            <text:p>0,8275404617165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37793654895684" calcext:value-type="float">
            <text:p>0,8377936548956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13446149173907" calcext:value-type="float">
            <text:p>0,8134461491739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21936526046985" calcext:value-type="float">
            <text:p>0,7219365260469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19557532541807" calcext:value-type="float">
            <text:p>0,7195575325418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22559640912788" calcext:value-type="float">
            <text:p>0,8225596409127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17485856910185" calcext:value-type="float">
            <text:p>0,7174858569101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25711783377025" calcext:value-type="float">
            <text:p>0,7257117833770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39932488835034" calcext:value-type="float">
            <text:p>0,7399324888350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0126687278419" calcext:value-type="float">
            <text:p>0,701266872784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1388610531257" calcext:value-type="float">
            <text:p>0,7113886105312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45001056219693" calcext:value-type="float">
            <text:p>0,7450010562196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21623638275134" calcext:value-type="float">
            <text:p>0,7216236382751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3688380505059" calcext:value-type="float">
            <text:p>0,736883805050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43640804435895" calcext:value-type="float">
            <text:p>0,7436408044358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02817102052955" calcext:value-type="float">
            <text:p>0,8028171020529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33842535932093" calcext:value-type="float">
            <text:p>0,7338425359320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32725317044154" calcext:value-type="float">
            <text:p>0,7327253170441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2844712769316" calcext:value-type="float">
            <text:p>0,728447127693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35860079505502" calcext:value-type="float">
            <text:p>0,7358600795055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57970744220087" calcext:value-type="float">
            <text:p>0,6579707442200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14990196870555" calcext:value-type="float">
            <text:p>0,7149901968705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18370168211842" calcext:value-type="float">
            <text:p>0,7183701682118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12107571964013" calcext:value-type="float">
            <text:p>0,6121075719640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22223302653796" calcext:value-type="float">
            <text:p>0,6222233026537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9475215640164" calcext:value-type="float">
            <text:p>0,594752156401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96759973596355" calcext:value-type="float">
            <text:p>0,6967599735963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921517946359" calcext:value-type="float">
            <text:p>0,69215179463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0424658785829" calcext:value-type="float">
            <text:p>0,604246587858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37097369312267" calcext:value-type="float">
            <text:p>0,7370973693122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35768768268159" calcext:value-type="float">
            <text:p>0,6357687682681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79131487558333" calcext:value-type="float">
            <text:p>0,679131487558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31771426883193" calcext:value-type="float">
            <text:p>0,6317714268831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39547112477859" calcext:value-type="float">
            <text:p>0,7395471124778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85702355748758" calcext:value-type="float">
            <text:p>0,6857023557487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34008368292168" calcext:value-type="float">
            <text:p>0,7340083682921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9686154775974" calcext:value-type="float">
            <text:p>0,696861547759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26967257704317" calcext:value-type="float">
            <text:p>0,6269672577043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2611593295186" calcext:value-type="float">
            <text:p>0,6261159329518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81689513797223" calcext:value-type="float">
            <text:p>0,5816895137972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03148919580493" calcext:value-type="float">
            <text:p>0,60314891958049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22001108287883" calcext:value-type="float">
            <text:p>0,7220011082878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1233173649565" calcext:value-type="float">
            <text:p>0,6312331736495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90079602833622" calcext:value-type="float">
            <text:p>0,5900796028336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24461015320456" calcext:value-type="float">
            <text:p>0,6244610153204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3721489532413" calcext:value-type="float">
            <text:p>0,637214895324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22166692658799" calcext:value-type="float">
            <text:p>0,6221666926587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06063102481151" calcext:value-type="float">
            <text:p>0,6060631024811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85026578203421" calcext:value-type="float">
            <text:p>0,5850265782034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04714853110246" calcext:value-type="float">
            <text:p>0,6047148531102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5238628050583" calcext:value-type="float">
            <text:p>0,452386280505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55914254547479" calcext:value-type="float">
            <text:p>0,6559142545474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04428192403895" calcext:value-type="float">
            <text:p>0,6044281924038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75772824345226" calcext:value-type="float">
            <text:p>0,6757728243452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64232900545775" calcext:value-type="float">
            <text:p>0,6642329005457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02058108072022" calcext:value-type="float">
            <text:p>0,6020581080720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87565806195116" calcext:value-type="float">
            <text:p>0,5875658061951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40634624170014" calcext:value-type="float">
            <text:p>0,4406346241700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18379813576242" calcext:value-type="float">
            <text:p>0,5183798135762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20298414462936" calcext:value-type="float">
            <text:p>0,6202984144629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67696529741973" calcext:value-type="float">
            <text:p>0,6676965297419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88649144223772" calcext:value-type="float">
            <text:p>0,58864914422377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98249545237699" calcext:value-type="float">
            <text:p>0,5982495452376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67144120940076" calcext:value-type="float">
            <text:p>0,5671441209400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54212322886722" calcext:value-type="float">
            <text:p>0,5542123228867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98502569021866" calcext:value-type="float">
            <text:p>0,5985025690218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51447552712442" calcext:value-type="float">
            <text:p>0,5514475527124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18518138897679" calcext:value-type="float">
            <text:p>0,6185181388976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70210680353484" calcext:value-type="float">
            <text:p>0,5702106803534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76188583607504" calcext:value-type="float">
            <text:p>0,5761885836075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42196927712849" calcext:value-type="float">
            <text:p>0,5421969277128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63305084741048" calcext:value-type="float">
            <text:p>0,4633050847410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80363397872509" calcext:value-type="float">
            <text:p>0,5803633978725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39261986121018" calcext:value-type="float">
            <text:p>0,2392619861210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80668401920245" calcext:value-type="float">
            <text:p>0,2806684019202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20702622335809" calcext:value-type="float">
            <text:p>0,4207026223358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30458475577235" calcext:value-type="float">
            <text:p>0,3304584755772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48072815213042" calcext:value-type="float">
            <text:p>0,5480728152130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15158153728104" calcext:value-type="float">
            <text:p>0,4151581537281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90039107181442" calcext:value-type="float">
            <text:p>0,59003910718144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62823323353258" calcext:value-type="float">
            <text:p>0,5628233233532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38952336760324" calcext:value-type="float">
            <text:p>0,4389523367603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35780996359885" calcext:value-type="float">
            <text:p>0,4357809963598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32082081471345" calcext:value-type="float">
            <text:p>0,5320820814713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27127826133055" calcext:value-type="float">
            <text:p>0,2271278261330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31393860326466" calcext:value-type="float">
            <text:p>0,43139386032646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67593126150468" calcext:value-type="float">
            <text:p>0,2675931261504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38459468396114" calcext:value-type="float">
            <text:p>0,2384594683961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79060006558347" calcext:value-type="float">
            <text:p>0,27906000655834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44909332754982" calcext:value-type="float">
            <text:p>0,44490933275498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39288224274828" calcext:value-type="float">
            <text:p>0,5392882242748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74884034060958" calcext:value-type="float">
            <text:p>0,2748840340609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50181597729595" calcext:value-type="float">
            <text:p>0,55018159772959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00709445644554" calcext:value-type="float">
            <text:p>0,2007094456445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26250769554995" calcext:value-type="float">
            <text:p>0,22625076955499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28325184487868" calcext:value-type="float">
            <text:p>0,52832518448786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53766767487715" calcext:value-type="float">
            <text:p>0,3537667674877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9285998552217" calcext:value-type="float">
            <text:p>0,3892859985522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20823851985108" calcext:value-type="float">
            <text:p>0,3208238519851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36133223153595" calcext:value-type="float">
            <text:p>0,2361332231535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68078267461709" calcext:value-type="float">
            <text:p>0,5680782674617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37653097179929" calcext:value-type="float">
            <text:p>0,4376530971799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67472545087852" calcext:value-type="float">
            <text:p>0,46747254508785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65811317690632" calcext:value-type="float">
            <text:p>0,2658113176906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89280183108616" calcext:value-type="float">
            <text:p>0,2892801831086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77813546448167" calcext:value-type="float">
            <text:p>0,1778135464481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22312931095664" calcext:value-type="float">
            <text:p>0,22231293109566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28759012781465" calcext:value-type="float">
            <text:p>0,2287590127814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62909540663552" calcext:value-type="float">
            <text:p>0,26290954066355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59280491386456" calcext:value-type="float">
            <text:p>0,25928049138645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36647319190599" calcext:value-type="float">
            <text:p>0,4366473191905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00:39:36.7993282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23T00:52:41.026487405</dc:date>
    <meta:editing-duration>PT4M16S</meta:editing-duration>
    <meta:editing-cycles>2</meta:editing-cycles>
    <meta:document-statistic meta:table-count="1" meta:cell-count="2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32pt" style:font-size-asian="10pt" style:font-size-complex="10pt"/>
    </style:style>
    <style:style style:name="ch4" style:family="chart">
      <style:chart-properties chart:auto-position="true" style:rotation-angle="0"/>
      <style:text-properties fo:font-size="32pt" style:font-size-asian="9pt" style:font-size-complex="9pt"/>
    </style:style>
    <style:style style:name="ch5" style:family="chart">
      <style:chart-properties chart:auto-position="true" style:rotation-angle="90"/>
      <style:text-properties fo:font-size="3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359cm" svg:height="21.809cm" xlink:href=".." xlink:type="simple" chart:class="chart:scatter" chart:style-name="ch1">
        <chart:plot-area chart:style-name="ch2" table:cell-range-address="silhouette_features_bbc.A2:silhouette_features_bbc.B132 silhouette_features_bbc.B1:silhouette_features_bbc.B1" chart:data-source-has-labels="row" svg:x="3.246cm" svg:y="0.436cm" svg:width="38.266cm" svg:height="18.568cm">
          <chartooo:coordinate-region svg:x="5.085cm" svg:y="1.073cm" svg:width="35.473cm" svg:height="16.411cm"/>
          <chart:axis chart:dimension="x" chart:name="primary-x" chart:style-name="ch3">
            <chart:title svg:x="17.334cm" svg:y="19.44cm" chart:style-name="ch4">
              <text:p>Número de Grupos</text:p>
            </chart:title>
          </chart:axis>
          <chart:axis chart:dimension="y" chart:name="primary-y" chart:style-name="ch3">
            <chart:title svg:x="0.451cm" svg:y="14.289cm" chart:style-name="ch5">
              <text:p>Valor da Silhueta</text:p>
            </chart:title>
            <chart:grid chart:style-name="ch6" chart:class="major"/>
          </chart:axis>
          <chart:series chart:style-name="ch7" chart:values-cell-range-address="silhouette_features_bbc.B2:silhouette_features_bbc.B132" chart:label-cell-address="silhouette_features_bbc.B1:silhouette_features_bbc.B1" chart:class="chart:scatter">
            <chart:domain table:cell-range-address="silhouette_features_bbc.A2:silhouette_features_bbc.A132"/>
            <chart:data-point chart:repeated="1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ilhouette_score</text:p>
                <draw:g>
                  <svg:desc>silhouette_features_bbc.B1:silhouette_features_bbc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ilhouette_features_bbc.A2:silhouette_features_bbc.A132</svg:desc>
                </draw:g>
              </table:table-cell>
              <table:table-cell office:value-type="float" office:value="0.986008809303642">
                <text:p>0.986008809303642</text:p>
                <draw:g>
                  <svg:desc>silhouette_features_bbc.B2:silhouette_features_bbc.B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81923727350563">
                <text:p>0.981923727350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4795576756172">
                <text:p>0.94795576756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879913414281122">
                <text:p>0.879913414281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879289716269714">
                <text:p>0.879289716269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884075917868602">
                <text:p>0.884075917868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85730862530767">
                <text:p>0.85730862530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857289339748748">
                <text:p>0.857289339748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869780030118347">
                <text:p>0.869780030118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854082902876973">
                <text:p>0.854082902876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847164903005607">
                <text:p>0.847164903005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80806785257676">
                <text:p>0.80806785257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837517176879015">
                <text:p>0.837517176879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744350603450093">
                <text:p>0.744350603450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848095380250281">
                <text:p>0.848095380250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79705711190083">
                <text:p>0.79705711190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857089764776976">
                <text:p>0.857089764776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85752922438918">
                <text:p>0.857529224389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729054713275375">
                <text:p>0.729054713275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753196064462704">
                <text:p>0.753196064462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827540461716597">
                <text:p>0.827540461716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837793654895684">
                <text:p>0.8377936548956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813446149173907">
                <text:p>0.8134461491739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721936526046985">
                <text:p>0.7219365260469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719557532541807">
                <text:p>0.7195575325418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822559640912788">
                <text:p>0.8225596409127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717485856910185">
                <text:p>0.717485856910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725711783377025">
                <text:p>0.725711783377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739932488835034">
                <text:p>0.739932488835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70126687278419">
                <text:p>0.701266872784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711388610531257">
                <text:p>0.7113886105312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745001056219693">
                <text:p>0.7450010562196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721623638275134">
                <text:p>0.721623638275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73688380505059">
                <text:p>0.73688380505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743640804435895">
                <text:p>0.7436408044358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802817102052955">
                <text:p>0.802817102052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733842535932093">
                <text:p>0.7338425359320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732725317044154">
                <text:p>0.7327253170441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72844712769316">
                <text:p>0.728447127693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735860079505502">
                <text:p>0.735860079505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657970744220087">
                <text:p>0.6579707442200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714990196870555">
                <text:p>0.7149901968705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718370168211842">
                <text:p>0.7183701682118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612107571964013">
                <text:p>0.6121075719640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622223302653796">
                <text:p>0.622223302653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59475215640164">
                <text:p>0.594752156401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696759973596355">
                <text:p>0.6967599735963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6921517946359">
                <text:p>0.69215179463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60424658785829">
                <text:p>0.604246587858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737097369312267">
                <text:p>0.7370973693122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635768768268159">
                <text:p>0.635768768268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679131487558333">
                <text:p>0.679131487558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631771426883193">
                <text:p>0.6317714268831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739547112477859">
                <text:p>0.7395471124778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685702355748758">
                <text:p>0.6857023557487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734008368292168">
                <text:p>0.7340083682921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69686154775974">
                <text:p>0.696861547759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626967257704317">
                <text:p>0.6269672577043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62611593295186">
                <text:p>0.626115932951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581689513797223">
                <text:p>0.5816895137972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603148919580493">
                <text:p>0.6031489195804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722001108287883">
                <text:p>0.722001108287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631233173649565">
                <text:p>0.6312331736495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590079602833622">
                <text:p>0.5900796028336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624461015320456">
                <text:p>0.6244610153204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63721489532413">
                <text:p>0.63721489532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622166692658799">
                <text:p>0.622166692658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606063102481151">
                <text:p>0.6060631024811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585026578203421">
                <text:p>0.5850265782034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604714853110246">
                <text:p>0.6047148531102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45238628050583">
                <text:p>0.452386280505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655914254547479">
                <text:p>0.6559142545474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604428192403895">
                <text:p>0.6044281924038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675772824345226">
                <text:p>0.6757728243452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664232900545775">
                <text:p>0.664232900545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602058108072022">
                <text:p>0.6020581080720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587565806195116">
                <text:p>0.5875658061951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440634624170014">
                <text:p>0.4406346241700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518379813576242">
                <text:p>0.518379813576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620298414462936">
                <text:p>0.6202984144629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667696529741973">
                <text:p>0.6676965297419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588649144223772">
                <text:p>0.5886491442237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598249545237699">
                <text:p>0.598249545237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567144120940076">
                <text:p>0.5671441209400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554212322886722">
                <text:p>0.5542123228867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598502569021866">
                <text:p>0.5985025690218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551447552712442">
                <text:p>0.5514475527124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618518138897679">
                <text:p>0.6185181388976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570210680353484">
                <text:p>0.5702106803534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576188583607504">
                <text:p>0.5761885836075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542196927712849">
                <text:p>0.5421969277128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463305084741048">
                <text:p>0.4633050847410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580363397872509">
                <text:p>0.5803633978725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239261986121018">
                <text:p>0.2392619861210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280668401920245">
                <text:p>0.2806684019202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420702622335809">
                <text:p>0.4207026223358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330458475577235">
                <text:p>0.3304584755772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548072815213042">
                <text:p>0.548072815213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.415158153728104">
                <text:p>0.4151581537281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590039107181442">
                <text:p>0.5900391071814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0.562823323353258">
                <text:p>0.5628233233532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0.438952336760324">
                <text:p>0.4389523367603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0.435780996359885">
                <text:p>0.4357809963598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0.532082081471345">
                <text:p>0.5320820814713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0.227127826133055">
                <text:p>0.2271278261330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0.431393860326466">
                <text:p>0.4313938603264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0.267593126150468">
                <text:p>0.2675931261504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0.238459468396114">
                <text:p>0.2384594683961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0.279060006558347">
                <text:p>0.2790600065583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444909332754982">
                <text:p>0.4449093327549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0.539288224274828">
                <text:p>0.5392882242748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0.274884034060958">
                <text:p>0.2748840340609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0.550181597729595">
                <text:p>0.5501815977295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0.200709445644554">
                <text:p>0.2007094456445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0.226250769554995">
                <text:p>0.2262507695549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0.528325184487868">
                <text:p>0.5283251844878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0.353766767487715">
                <text:p>0.3537667674877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0.389285998552217">
                <text:p>0.3892859985522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0.320823851985108">
                <text:p>0.3208238519851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236133223153595">
                <text:p>0.2361332231535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0.568078267461709">
                <text:p>0.5680782674617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0.437653097179929">
                <text:p>0.4376530971799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0.467472545087852">
                <text:p>0.4674725450878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0.265811317690632">
                <text:p>0.2658113176906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0.289280183108616">
                <text:p>0.2892801831086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0.177813546448167">
                <text:p>0.1778135464481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.222312931095664">
                <text:p>0.2223129310956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0.228759012781465">
                <text:p>0.2287590127814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0.262909540663552">
                <text:p>0.2629095406635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259280491386456">
                <text:p>0.2592804913864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0.436647319190599">
                <text:p>0.4366473191905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